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>
      <table:table table:name="Cuestiones" table:style-name="ta1" table:protected="true" table:protection-key="iZdppIfLNS29amK9DknLvCzC92U="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>
            <text:p>Servidores en Videojuegos en Línea y el Megaservidor.</text:p>
          </table:table-cell>
          <table:table-cell table:style-name="ce6"/>
          <table:table-cell table:number-columns-repeated="4" table:style-name="ce9"/>
          <table:table-cell table:number-columns-repeated="37"/>
        </table:table-row>
        <table:table-row table:style-name="ro2">
          <table:table-cell table:style-name="ce2" office:value-type="string">
            <text:p>Pregunta</text:p>
          </table:table-cell>
          <table:table-cell table:style-name="ce2" office:value-type="string">
            <text:p>Respuesta A</text:p>
          </table:table-cell>
          <table:table-cell table:style-name="ce2" office:value-type="string">
            <text:p>Respuesta B</text:p>
          </table:table-cell>
          <table:table-cell table:style-name="ce2" office:value-type="string">
            <text:p>Respuesta C</text:p>
          </table:table-cell>
          <table:table-cell table:style-name="ce2" office:value-type="string">
            <text:p>Respuesta D</text:p>
          </table:table-cell>
          <table:table-cell table:style-name="ce2" office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En qué consiste un servidor de escucha?</text:p>
          </table:table-cell>
          <table:table-cell table:style-name="ce7" office:value-type="string">
            <text:p>Una simulación del mundo de juego independiente de los clientes.</text:p>
          </table:table-cell>
          <table:table-cell table:style-name="ce7" office:value-type="string">
            <text:p>Un gran servidor de última generación al que los clientes del videojuego realizan peticiones.</text:p>
          </table:table-cell>
          <table:table-cell table:style-name="ce7" office:value-type="string">
            <text:p>Un proceso que se ejecuta en una máquina cliente, con la que el resto de clientes se comunican.</text:p>
          </table:table-cell>
          <table:table-cell table:style-name="ce7" office:value-type="string">
            <text:p>Las respuestas A y B son correctas.</text:p>
          </table:table-cell>
          <table:table-cell table:style-name="ce10" office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Cuál es el concepto de Megaservidor?</text:p>
          </table:table-cell>
          <table:table-cell table:style-name="ce7" office:value-type="string">
            <text:p>Un gran servidor muy potente de última generación capaz de procesar más datos.</text:p>
          </table:table-cell>
          <table:table-cell table:style-name="ce7" office:value-type="string">
            <text:p>Un conjunto de servidores distribuidos a través de una red, formando una única unidad lógica</text:p>
          </table:table-cell>
          <table:table-cell table:style-name="ce7" office:value-type="string">
            <text:p>Un conjunto de servidores independientes, conectados a través de un gran servidor central.</text:p>
          </table:table-cell>
          <table:table-cell table:style-name="ce7" office:value-type="string">
            <text:p>Dos servidores uno en Europa y otro en Estados Unidos que interactúan entre sí.</text:p>
          </table:table-cell>
          <table:table-cell table:style-name="ce10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Cual fue el primer videojuego en línea?</text:p>
          </table:table-cell>
          <table:table-cell table:style-name="ce7" office:value-type="string">
            <text:p>Doom.</text:p>
          </table:table-cell>
          <table:table-cell table:style-name="ce7" office:value-type="string">
            <text:p>Call of Duty.</text:p>
          </table:table-cell>
          <table:table-cell table:style-name="ce7" office:value-type="string">
            <text:p>MUD.</text:p>
          </table:table-cell>
          <table:table-cell table:style-name="ce7" office:value-type="string">
            <text:p>Ultima Online.</text:p>
          </table:table-cell>
          <table:table-cell table:style-name="ce10" office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Que es el tickrate?</text:p>
          </table:table-cell>
          <table:table-cell table:style-name="ce7" office:value-type="string">
            <text:p>Es la frecuencia con la que un servidor ejecuta pasos de su simulación.</text:p>
          </table:table-cell>
          <table:table-cell table:style-name="ce7" office:value-type="string">
            <text:p>Es cuando se produce un retraso visible entre la acción del jugador y la respuesta del servidor.</text:p>
          </table:table-cell>
          <table:table-cell table:style-name="ce7" office:value-type="string">
            <text:p>Es un intento de estimar el estado futuro del juego.</text:p>
          </table:table-cell>
          <table:table-cell table:style-name="ce7" office:value-type="string">
            <text:p>Es un proceso que trata de mostrar a los usuarios el videojuego de la forma más precisa posible.</text:p>
          </table:table-cell>
          <table:table-cell table:style-name="ce10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En qué consiste la interpolación?</text:p>
          </table:table-cell>
          <table:table-cell table:style-name="ce7" office:value-type="string">
            <text:p>Un método para hacer que un objeto se mueva de forma suave entre dos posiciones entre paquete y paquete del servidor.</text:p>
          </table:table-cell>
          <table:table-cell table:style-name="ce7" office:value-type="string">
            <text:p>Calcular la siguiente posición basándose en la posición actual y el movimiento en el momento de la actualización.</text:p>
          </table:table-cell>
          <table:table-cell table:style-name="ce7" office:value-type="string">
            <text:p>Guardar en buffer el estado del juego, renderizandolo con un ligero y constante retraso.</text:p>
          </table:table-cell>
          <table:table-cell table:style-name="ce7" office:value-type="string">
            <text:p>Las respuestas A y C son correctas.</text:p>
          </table:table-cell>
          <table:table-cell table:style-name="ce10" office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Cuál es la causa principal del Lag?</text:p>
          </table:table-cell>
          <table:table-cell table:style-name="ce7" office:value-type="string">
            <text:p>Rendimiento pobre de la red.</text:p>
          </table:table-cell>
          <table:table-cell table:style-name="ce7" office:value-type="string">
            <text:p>Insuficiente capacidad de procesamiento del cliente.</text:p>
          </table:table-cell>
          <table:table-cell table:style-name="ce7" office:value-type="string">
            <text:p>Insuficiente capacidad de procesamiento del servidor.</text:p>
          </table:table-cell>
          <table:table-cell table:style-name="ce7" office:value-type="string">
            <text:p>Todas son correctas.</text:p>
          </table:table-cell>
          <table:table-cell table:style-name="ce10" office:value-type="string">
            <text:p>D</text:p>
          </table:table-cell>
          <table:table-cell table:number-columns-repeated="37"/>
        </table:table-row>
        <table:table-row table:style-name="ro4">
          <table:table-cell table:style-name="ce4" office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4" table:number-rows-repeated="197">
          <table:table-cell table:style-name="ce5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Servidores en Videojuegos en Línea y el Megaservidor.">
            <text:p>Servidores en Videojuegos en Línea y el Megaservidor.</text:p>
          </table:table-cell>
          <table:table-cell table:formula="of:=[Cuestiones.B1]" office:value-type="float" office:value="0">
            <text:p>0</text:p>
          </table:table-cell>
          <table:table-cell table:formula="of:=[Cuestiones.C1]" office:value-type="float" office:value="0">
            <text:p>0</text:p>
          </table:table-cell>
          <table:table-cell table:formula="of:=[Cuestiones.D1]" office:value-type="float" office:value="0">
            <text:p>0</text:p>
          </table:table-cell>
          <table:table-cell table:formula="of:=[Cuestiones.E1]" office:value-type="float" office:value="0">
            <text:p>0</text:p>
          </table:table-cell>
          <table:table-cell table:formula="of:=[Cuestiones.F1]" office:value-type="float" office:value="0">
            <text:p>0</text:p>
          </table:table-cell>
        </table:table-row>
        <table:table-row table:style-name="ro6">
          <table:table-cell table:formula="of:=[Cuestiones.A2]" office:value-type="string" office:string-value="Pregunta">
            <text:p>Pregunta</text:p>
          </table:table-cell>
          <table:table-cell table:formula="of:=[Cuestiones.B2]" office:value-type="string" office:string-value="Respuesta A">
            <text:p>Respuesta A</text:p>
          </table:table-cell>
          <table:table-cell table:formula="of:=[Cuestiones.C2]" office:value-type="string" office:string-value="Respuesta B">
            <text:p>Respuesta B</text:p>
          </table:table-cell>
          <table:table-cell table:formula="of:=[Cuestiones.D2]" office:value-type="string" office:string-value="Respuesta C">
            <text:p>Respuesta C</text:p>
          </table:table-cell>
          <table:table-cell table:formula="of:=[Cuestiones.E2]" office:value-type="string" office:string-value="Respuesta D">
            <text:p>Respuesta D</text:p>
          </table:table-cell>
          <table:table-cell table:formula="of:=[Cuestiones.F2]" office:value-type="string" office:string-value="Respuesta correcta&#10;(A, B, C ó D)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¿En qué consiste un servidor de escucha?">
            <text:p>¿En qué consiste un servidor de escucha?</text:p>
          </table:table-cell>
          <table:table-cell table:formula="of:=[Cuestiones.B3]" office:value-type="string" office:string-value="Una simulación del mundo de juego independiente de los clientes.">
            <text:p>Una simulación del mundo de juego independiente de los clientes.</text:p>
          </table:table-cell>
          <table:table-cell table:formula="of:=[Cuestiones.C3]" office:value-type="string" office:string-value="Un gran servidor de última generación al que los clientes del videojuego realizan peticiones.">
            <text:p>Un gran servidor de última generación al que los clientes del videojuego realizan peticiones.</text:p>
          </table:table-cell>
          <table:table-cell table:formula="of:=[Cuestiones.D3]" office:value-type="string" office:string-value="Un proceso que se ejecuta en una máquina cliente, con la que el resto de clientes se comunican.">
            <text:p>Un proceso que se ejecuta en una máquina cliente, con la que el resto de clientes se comunican.</text:p>
          </table:table-cell>
          <table:table-cell table:formula="of:=[Cuestiones.E3]" office:value-type="string" office:string-value="Las respuestas A y B son correctas.">
            <text:p>Las respuestas A y B son correctas.</text:p>
          </table:table-cell>
          <table:table-cell table:formula="of:=[Cuestiones.F3]" office:value-type="string" office:string-value="C">
            <text:p>C</text:p>
          </table:table-cell>
        </table:table-row>
        <table:table-row table:style-name="ro5">
          <table:table-cell table:formula="of:=[Cuestiones.A4]" office:value-type="string" office:string-value="¿Cuál es el concepto de Megaservidor?">
            <text:p>¿Cuál es el concepto de Megaservidor?</text:p>
          </table:table-cell>
          <table:table-cell table:formula="of:=[Cuestiones.B4]" office:value-type="string" office:string-value="Un gran servidor muy potente de última generación capaz de procesar más datos.">
            <text:p>Un gran servidor muy potente de última generación capaz de procesar más datos.</text:p>
          </table:table-cell>
          <table:table-cell table:formula="of:=[Cuestiones.C4]" office:value-type="string" office:string-value="Un conjunto de servidores distribuidos a través de una red, formando una única unidad lógica">
            <text:p>Un conjunto de servidores distribuidos a través de una red, formando una única unidad lógica</text:p>
          </table:table-cell>
          <table:table-cell table:formula="of:=[Cuestiones.D4]" office:value-type="string" office:string-value="Un conjunto de servidores independientes, conectados a través de un gran servidor central.">
            <text:p>Un conjunto de servidores independientes, conectados a través de un gran servidor central.</text:p>
          </table:table-cell>
          <table:table-cell table:formula="of:=[Cuestiones.E4]" office:value-type="string" office:string-value="Dos servidores uno en Europa y otro en Estados Unidos que interactúan entre sí.">
            <text:p>Dos servidores uno en Europa y otro en Estados Unidos que interactúan entre sí.</text:p>
          </table:table-cell>
          <table:table-cell table:formula="of:=[Cuestiones.F4]" office:value-type="string" office:string-value="B">
            <text:p>B</text:p>
          </table:table-cell>
        </table:table-row>
        <table:table-row table:style-name="ro5">
          <table:table-cell table:formula="of:=[Cuestiones.A5]" office:value-type="string" office:string-value="¿Cual fue el primer videojuego en línea?">
            <text:p>¿Cual fue el primer videojuego en línea?</text:p>
          </table:table-cell>
          <table:table-cell table:formula="of:=[Cuestiones.B5]" office:value-type="string" office:string-value="Doom.">
            <text:p>Doom.</text:p>
          </table:table-cell>
          <table:table-cell table:formula="of:=[Cuestiones.C5]" office:value-type="string" office:string-value="Call of Duty.">
            <text:p>Call of Duty.</text:p>
          </table:table-cell>
          <table:table-cell table:formula="of:=[Cuestiones.D5]" office:value-type="string" office:string-value="MUD.">
            <text:p>MUD.</text:p>
          </table:table-cell>
          <table:table-cell table:formula="of:=[Cuestiones.E5]" office:value-type="string" office:string-value="Ultima Online.">
            <text:p>Ultima Online.</text:p>
          </table:table-cell>
          <table:table-cell table:formula="of:=[Cuestiones.F5]" office:value-type="string" office:string-value="C">
            <text:p>C</text:p>
          </table:table-cell>
        </table:table-row>
        <table:table-row table:style-name="ro5">
          <table:table-cell table:formula="of:=[Cuestiones.A6]" office:value-type="string" office:string-value="¿Que es el tickrate?">
            <text:p>¿Que es el tickrate?</text:p>
          </table:table-cell>
          <table:table-cell table:formula="of:=[Cuestiones.B6]" office:value-type="string" office:string-value="Es la frecuencia con la que un servidor ejecuta pasos de su simulación.">
            <text:p>Es la frecuencia con la que un servidor ejecuta pasos de su simulación.</text:p>
          </table:table-cell>
          <table:table-cell table:formula="of:=[Cuestiones.C6]" office:value-type="string" office:string-value="Es cuando se produce un retraso visible entre la acción del jugador y la respuesta del servidor.">
            <text:p>Es cuando se produce un retraso visible entre la acción del jugador y la respuesta del servidor.</text:p>
          </table:table-cell>
          <table:table-cell table:formula="of:=[Cuestiones.D6]" office:value-type="string" office:string-value="Es un intento de estimar el estado futuro del juego.">
            <text:p>Es un intento de estimar el estado futuro del juego.</text:p>
          </table:table-cell>
          <table:table-cell table:formula="of:=[Cuestiones.E6]" office:value-type="string" office:string-value="Es un proceso que trata de mostrar a los usuarios el videojuego de la forma más precisa posible.">
            <text:p>Es un proceso que trata de mostrar a los usuarios el videojuego de la forma más precisa posible.</text:p>
          </table:table-cell>
          <table:table-cell table:formula="of:=[Cuestiones.F6]" office:value-type="string" office:string-value="A">
            <text:p>A</text:p>
          </table:table-cell>
        </table:table-row>
        <table:table-row table:style-name="ro5">
          <table:table-cell table:formula="of:=[Cuestiones.A7]" office:value-type="string" office:string-value="¿En qué consiste la interpolación?">
            <text:p>¿En qué consiste la interpolación?</text:p>
          </table:table-cell>
          <table:table-cell table:formula="of:=[Cuestiones.B7]" office:value-type="string" office:string-value="Un método para hacer que un objeto se mueva de forma suave entre dos posiciones entre paquete y paquete del servidor.">
            <text:p>Un método para hacer que un objeto se mueva de forma suave entre dos posiciones entre paquete y paquete del servidor.</text:p>
          </table:table-cell>
          <table:table-cell table:formula="of:=[Cuestiones.C7]" office:value-type="string" office:string-value="Calcular la siguiente posición basándose en la posición actual y el movimiento en el momento de la actualización.">
            <text:p>Calcular la siguiente posición basándose en la posición actual y el movimiento en el momento de la actualización.</text:p>
          </table:table-cell>
          <table:table-cell table:formula="of:=[Cuestiones.D7]" office:value-type="string" office:string-value="Guardar en buffer el estado del juego, renderizandolo con un ligero y constante retraso.">
            <text:p>Guardar en buffer el estado del juego, renderizandolo con un ligero y constante retraso.</text:p>
          </table:table-cell>
          <table:table-cell table:formula="of:=[Cuestiones.E7]" office:value-type="string" office:string-value="Las respuestas A y C son correctas.">
            <text:p>Las respuestas A y C son correctas.</text:p>
          </table:table-cell>
          <table:table-cell table:formula="of:=[Cuestiones.F7]" office:value-type="string" office:string-value="D">
            <text:p>D</text:p>
          </table:table-cell>
        </table:table-row>
        <table:table-row table:style-name="ro5">
          <table:table-cell table:formula="of:=[Cuestiones.A8]" office:value-type="string" office:string-value="¿Cuál es la causa principal del Lag?">
            <text:p>¿Cuál es la causa principal del Lag?</text:p>
          </table:table-cell>
          <table:table-cell table:formula="of:=[Cuestiones.B8]" office:value-type="string" office:string-value="Rendimiento pobre de la red.">
            <text:p>Rendimiento pobre de la red.</text:p>
          </table:table-cell>
          <table:table-cell table:formula="of:=[Cuestiones.C8]" office:value-type="string" office:string-value="Insuficiente capacidad de procesamiento del cliente.">
            <text:p>Insuficiente capacidad de procesamiento del cliente.</text:p>
          </table:table-cell>
          <table:table-cell table:formula="of:=[Cuestiones.D8]" office:value-type="string" office:string-value="Insuficiente capacidad de procesamiento del servidor.">
            <text:p>Insuficiente capacidad de procesamiento del servidor.</text:p>
          </table:table-cell>
          <table:table-cell table:formula="of:=[Cuestiones.E8]" office:value-type="string" office:string-value="Todas son correctas.">
            <text:p>Todas son correctas.</text:p>
          </table:table-cell>
          <table:table-cell table:formula="of:=[Cuestiones.F8]" office:value-type="string" office:string-value="D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8/12/2015</text:date>, <text:time>16:3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12-08T16:31:16.85</dc:date>
    <meta:editing-duration>PT17H18M19S</meta:editing-duration>
    <meta:editing-cycles>186</meta:editing-cycles>
    <meta:generator>OpenOffice/4.1.1$Win32 OpenOffice.org_project/411m6$Build-9775</meta:generator>
    <dc:creator>Federico  Portillo Pacheco</dc:creator>
    <meta:document-statistic meta:table-count="2" meta:cell-count="97" meta:object-count="0"/>
    <meta:user-defined meta:name=""/>
  </office:meta>
</office:document-meta>
</file>